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31cm" fo:min-width="1.11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</style:style>
    <style:style style:name="gr25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2.4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color="#ff9c3a" draw:fill-color="#ffcc99" draw:textarea-horizontal-align="justify" draw:textarea-vertical-align="middle" draw:auto-grow-height="false" fo:min-height="13.181cm" fo:min-width="0.866cm"/>
    </style:style>
    <style:style style:name="gr36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</style:style>
    <style:style style:name="gr40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1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42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</style:style>
    <style:style style:name="gr4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none" draw:fill-color="#ccffcc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none" draw:fill-color="#99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8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8pt" style:font-name-complex="sans-serif" style:font-size-complex="8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cc99"/>
      <style:paragraph-properties fo:text-align="center"/>
    </style:style>
    <style:style style:name="P17" style:family="paragraph">
      <loext:graphic-properties draw:fill="solid" draw:fill-color="#ff9c3a" draw:opacity="100%"/>
      <style:paragraph-properties fo:text-align="cente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808080" style:text-outline="false" style:text-line-through-style="none" style:text-line-through-type="none" style:font-name="sans-serif" fo:font-size="8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8pt" style:font-name-complex="sans-serif" style:font-size-complex="8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7.896cm" svg:x="10.066cm" svg:y="3.337cm" svg:viewBox="0 0 8876 17897" draw:points="0,0 8876,0 8876,17897 0,17897">
          <text:p/>
        </draw:polygon>
        <draw:polygon draw:style-name="gr2" draw:text-style-name="P2" draw:layer="layout" svg:width="8.881cm" svg:height="17.903cm" svg:x="10.066cm" svg:y="3.33cm" svg:viewBox="0 0 8882 17904" draw:points="0,0 8882,0 8882,17904 0,17904">
          <text:p/>
        </draw:polygon>
        <draw:g>
          <draw:polygon draw:style-name="gr3" draw:text-style-name="P3" draw:layer="layout" svg:width="8.238cm" svg:height="2.845cm" svg:x="10.32cm" svg:y="3.832cm" svg:viewBox="0 0 8239 2846" draw:points="0,0 8239,0 8239,2846 0,2846">
            <text:p/>
          </draw:polygon>
          <draw:polygon draw:style-name="gr4" draw:text-style-name="P4" draw:layer="layout" svg:width="8.238cm" svg:height="2.845cm" svg:x="10.32cm" svg:y="3.832cm" svg:viewBox="0 0 8239 2846" draw:points="0,0 8239,0 8239,2846 0,2846">
            <text:p/>
          </draw:polygon>
        </draw:g>
        <draw:polygon draw:style-name="gr5" draw:text-style-name="P1" draw:layer="layout" svg:width="3.689cm" svg:height="15.822cm" svg:x="5.997cm" svg:y="3.307cm" svg:viewBox="0 0 3690 15823" draw:points="0,0 3690,0 3690,15823 0,15823">
          <text:p/>
        </draw:polygon>
        <draw:polygon draw:style-name="gr6" draw:text-style-name="P2" draw:layer="layout" svg:width="3.689cm" svg:height="15.822cm" svg:x="5.997cm" svg:y="3.307cm" svg:viewBox="0 0 3690 15823" draw:points="0,0 3690,0 3690,15823 0,15823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787cm" svg:y="8.2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787cm" svg:y="8.2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3.988cm" svg:y="8.46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3.94cm" svg:y="8.3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7" draw:id="id7" draw:layer="layout" svg:width="0.681cm" svg:height="0.681cm" svg:x="13.94cm" svg:y="8.3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141cm" svg:y="8.547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51cm" svg:y="6.284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22cm" svg:y="13.79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36cm" svg:y="14.138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7.253cm" svg:y="4.98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7.392cm" svg:y="5.33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path draw:style-name="gr7" draw:text-style-name="P5" draw:layer="layout" svg:width="1.703cm" svg:height="1.899cm" svg:x="13.416cm" svg:y="13.3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3.416cm" svg:y="13.3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3.426cm" svg:y="13.3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3.426cm" svg:y="13.3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0" draw:layer="layout" svg:width="2.347cm" svg:height="0.497cm" svg:x="6.969cm" svg:y="2.774cm">
          <draw:text-box>
            <text:p><text:span text:style-name="T1">PMM Client</text:span></text:p>
          </draw:text-box>
        </draw:frame>
        <draw:frame draw:style-name="gr14" draw:text-style-name="P10" draw:layer="layout" svg:width="2.508cm" svg:height="0.497cm" svg:x="13.551cm" svg:y="2.733cm">
          <draw:text-box>
            <text:p><text:span text:style-name="T1">PMM Server</text:span></text:p>
          </draw:text-box>
        </draw:frame>
        <draw:g xml:id="id20" draw:id="id20">
          <draw:path draw:style-name="gr7" draw:text-style-name="P5" draw:layer="layout" svg:width="0.681cm" svg:height="0.682cm" svg:x="7.586cm" svg:y="8.3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6cm" svg:y="8.3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7cm" svg:y="8.551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8.4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9cm" svg:y="8.4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4cm" svg:y="8.638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6.655cm" svg:y="7.549cm">
          <draw:text-box>
            <text:p><text:span text:style-name="T2">mysqld_exporter</text:span></text:p>
          </draw:text-box>
        </draw:frame>
        <draw:frame draw:style-name="gr16" draw:text-style-name="P12" draw:layer="layout" svg:width="1.111cm" svg:height="0.331cm" svg:x="7.453cm" svg:y="7.985cm">
          <draw:text-box>
            <text:p><text:span text:style-name="T3">:42002</text:span></text:p>
          </draw:text-box>
        </draw:frame>
        <draw:g xml:id="id21" draw:id="id21">
          <draw:path draw:style-name="gr7" draw:text-style-name="P5" draw:layer="layout" svg:width="0.681cm" svg:height="0.681cm" svg:x="7.586cm" svg:y="10.2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6cm" svg:y="10.2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0.429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10.3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9cm" svg:y="10.3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4cm" svg:y="10.516cm" svg:viewBox="0 0 280 281" svg:d="M140 0c77 0 140 63 140 140 0 78-63 141-140 141s-140-63-140-141c0-77 63-140 140-140z">
            <text:p/>
          </draw:path>
        </draw:g>
        <draw:frame draw:style-name="gr17" draw:text-style-name="P11" draw:layer="layout" svg:width="3.029cm" svg:height="0.374cm" svg:x="6.48cm" svg:y="9.427cm">
          <draw:text-box>
            <text:p><text:span text:style-name="T2">mongodb_exporter</text:span></text:p>
          </draw:text-box>
        </draw:frame>
        <draw:frame draw:style-name="gr16" draw:text-style-name="P12" draw:layer="layout" svg:width="1.111cm" svg:height="0.331cm" svg:x="7.452cm" svg:y="9.864cm">
          <draw:text-box>
            <text:p><text:span text:style-name="T3">:42003</text:span></text:p>
          </draw:text-box>
        </draw:frame>
        <draw:g xml:id="id22" draw:id="id22">
          <draw:path draw:style-name="gr7" draw:text-style-name="P5" draw:layer="layout" svg:width="0.681cm" svg:height="0.681cm" svg:x="7.586cm" svg:y="12.1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2.1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2.312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2.1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9cm" svg:y="12.1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2.399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313cm" svg:height="0.374cm" svg:x="6.836cm" svg:y="11.31cm">
          <draw:text-box>
            <text:p><text:span text:style-name="T2">node_exporter</text:span></text:p>
          </draw:text-box>
        </draw:frame>
        <draw:frame draw:style-name="gr16" draw:text-style-name="P12" draw:layer="layout" svg:width="1.111cm" svg:height="0.331cm" svg:x="7.447cm" svg:y="11.747cm">
          <draw:text-box>
            <text:p><text:span text:style-name="T3">:42000</text:span></text:p>
          </draw:text-box>
        </draw:frame>
        <draw:g xml:id="id24" draw:id="id24">
          <draw:path draw:style-name="gr7" draw:text-style-name="P5" draw:layer="layout" svg:width="0.681cm" svg:height="0.681cm" svg:x="7.586cm" svg:y="15.8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5.8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6.051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5.9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9cm" svg:y="15.9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6.138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86cm" svg:height="0.374cm" svg:x="6.562cm" svg:y="15.05cm">
          <draw:text-box>
            <text:p><text:span text:style-name="T2">proxysql_exporter</text:span></text:p>
          </draw:text-box>
        </draw:frame>
        <draw:frame draw:style-name="gr16" draw:text-style-name="P12" draw:layer="layout" svg:width="1.111cm" svg:height="0.331cm" svg:x="7.447cm" svg:y="15.486cm">
          <draw:text-box>
            <text:p><text:span text:style-name="T3">:42004</text:span></text:p>
          </draw:text-box>
        </draw:frame>
        <draw:g xml:id="id25" draw:id="id25">
          <draw:path draw:style-name="gr7" draw:text-style-name="P5" draw:layer="layout" svg:width="0.681cm" svg:height="0.681cm" svg:x="7.586cm" svg:y="17.7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6cm" svg:y="17.7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7cm" svg:y="17.908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9cm" svg:y="17.7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9cm" svg:y="17.7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4cm" svg:y="17.995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2.013cm" svg:height="0.374cm" svg:x="6.986cm" svg:y="16.907cm">
          <draw:text-box>
            <text:p><text:span text:style-name="T2">rds_exporter</text:span></text:p>
          </draw:text-box>
        </draw:frame>
        <draw:frame draw:style-name="gr16" draw:text-style-name="P12" draw:layer="layout" svg:width="1.111cm" svg:height="0.331cm" svg:x="7.453cm" svg:y="17.343cm">
          <draw:text-box>
            <text:p><text:span text:style-name="T3">:42002</text:span></text:p>
          </draw:text-box>
        </draw:frame>
        <draw:g xml:id="id23" draw:id="id23">
          <draw:path draw:style-name="gr7" draw:text-style-name="P5" draw:layer="layout" svg:width="0.681cm" svg:height="0.681cm" svg:x="7.586cm" svg:y="13.9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3.9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7cm" svg:y="14.183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4.0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9cm" svg:y="14.0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4.27cm" svg:viewBox="0 0 280 281" svg:d="M140 0c77 0 140 63 140 141 0 77-63 140-140 140s-140-63-140-140c0-78 63-141 140-141z">
            <text:p/>
          </draw:path>
        </draw:g>
        <draw:frame draw:style-name="gr21" draw:text-style-name="P11" draw:layer="layout" svg:width="3.181cm" svg:height="0.374cm" svg:x="6.501cm" svg:y="13.182cm">
          <draw:text-box>
            <text:p><text:span text:style-name="T2">postgres_exporter</text:span></text:p>
          </draw:text-box>
        </draw:frame>
        <draw:frame draw:style-name="gr16" draw:text-style-name="P12" draw:layer="layout" svg:width="1.111cm" svg:height="0.331cm" svg:x="7.45cm" svg:y="13.618cm">
          <draw:text-box>
            <text:p><text:span text:style-name="T3">:42005</text:span></text:p>
          </draw:text-box>
        </draw:frame>
        <draw:frame draw:style-name="gr22" draw:text-style-name="P13" draw:layer="layout" svg:width="2.059cm" svg:height="0.374cm" svg:x="6.965cm" svg:y="5.691cm">
          <draw:text-box>
            <text:p><text:span text:style-name="T4">pmm-agent</text:span></text:p>
          </draw:text-box>
        </draw:frame>
        <draw:path draw:style-name="gr9" draw:text-style-name="P7" xml:id="id12" draw:id="id12" draw:layer="layout" svg:width="0.703cm" svg:height="0.602cm" svg:x="7.698cm" svg:y="4.562cm" svg:viewBox="0 0 704 603" svg:d="M51 0c-28 0-51 22-51 50v503c0 28 23 50 51 50h603c28 0 50-22 50-50v-503c0-28-22-50-50-50zM101 352l100-101-100-100 50-51 151 151-151 151zM503 402h-201v-50h201z">
          <text:p/>
        </draw:path>
        <draw:frame draw:style-name="gr23" draw:text-style-name="P13" draw:layer="layout" svg:width="2.131cm" svg:height="0.374cm" svg:x="6.984cm" svg:y="3.969cm">
          <draw:text-box>
            <text:p><text:span text:style-name="T4">pmm-admin</text:span></text:p>
          </draw:text-box>
        </draw:frame>
        <draw:frame draw:style-name="gr24" draw:text-style-name="P13" draw:layer="layout" svg:width="2.165cm" svg:height="0.374cm" svg:x="13.342cm" svg:y="15.313cm">
          <draw:text-box>
            <text:p><text:span text:style-name="T4">Prometheus</text:span></text:p>
          </draw:text-box>
        </draw:frame>
        <draw:g>
          <draw:path draw:style-name="gr25" draw:text-style-name="P5" draw:layer="layout" svg:width="1.703cm" svg:height="1.899cm" svg:x="10.655cm" svg:y="4.457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5" draw:text-style-name="P5" xml:id="id8" draw:id="id8" draw:layer="layout" svg:width="1.703cm" svg:height="1.899cm" svg:x="10.655cm" svg:y="4.457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5" draw:text-style-name="P5" draw:layer="layout" svg:width="1.703cm" svg:height="0.648cm" svg:x="10.664cm" svg:y="4.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5" draw:text-style-name="P5" draw:layer="layout" svg:width="1.703cm" svg:height="0.648cm" svg:x="10.664cm" svg:y="4.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6" draw:text-style-name="P13" draw:layer="layout" svg:width="1.971cm" svg:height="0.374cm" svg:x="10.601cm" svg:y="3.918cm">
          <draw:text-box>
            <text:p><text:span text:style-name="T4">ClickHouse</text:span></text:p>
          </draw:text-box>
        </draw:frame>
        <draw:g xml:id="id4" draw:id="id4">
          <draw:path draw:style-name="gr7" draw:text-style-name="P5" draw:layer="layout" svg:width="1.703cm" svg:height="1.899cm" svg:x="15.673cm" svg:y="7.692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5.673cm" svg:y="7.692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5.682cm" svg:y="7.685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5.682cm" svg:y="7.685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7" draw:text-style-name="P13" draw:layer="layout" svg:width="2.102cm" svg:height="0.374cm" svg:x="15.676cm" svg:y="7.237cm">
          <draw:text-box>
            <text:p><text:span text:style-name="T4">PostgreSQL</text:span></text:p>
          </draw:text-box>
        </draw:frame>
        <draw:frame draw:style-name="gr28" draw:text-style-name="P13" draw:layer="layout" svg:width="1.433cm" svg:height="0.374cm" svg:x="16.445cm" svg:y="13.34cm">
          <draw:text-box>
            <text:p><text:span text:style-name="T4">Grafana</text:span></text:p>
          </draw:text-box>
        </draw:frame>
        <draw:frame draw:style-name="gr29" draw:text-style-name="P11" draw:layer="layout" svg:width="2.44cm" svg:height="0.374cm" svg:x="12.06cm" svg:y="7.645cm">
          <draw:text-box>
            <text:p><text:span text:style-name="T2">pmm-managed</text:span></text:p>
          </draw:text-box>
        </draw:frame>
        <draw:frame draw:style-name="gr30" draw:text-style-name="P13" draw:layer="layout" svg:width="1.492cm" svg:height="0.374cm" svg:x="13.621cm" svg:y="4.574cm">
          <draw:text-box>
            <text:p><text:span text:style-name="T4">QAN API</text:span></text:p>
          </draw:text-box>
        </draw:frame>
        <draw:frame draw:style-name="gr31" draw:text-style-name="P13" draw:layer="layout" svg:width="1.598cm" svg:height="0.374cm" svg:x="16.86cm" svg:y="4.295cm">
          <draw:text-box>
            <text:p><text:span text:style-name="T4">QAN App</text:span></text:p>
          </draw:text-box>
        </draw:frame>
        <draw:frame draw:style-name="gr32" draw:text-style-name="P14" draw:layer="layout" svg:width="2.508cm" svg:height="0.374cm" svg:x="16.308cm" svg:y="3.459cm">
          <draw:text-box>
            <text:p><text:span text:style-name="T5">Query Analytics</text:span></text:p>
          </draw:text-box>
        </draw:frame>
        <draw:g xml:id="id26" draw:id="id26">
          <draw:path draw:style-name="gr7" draw:text-style-name="P5" draw:layer="layout" svg:width="0.681cm" svg:height="0.681cm" svg:x="13.797cm" svg:y="5.1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xml:id="id9" draw:id="id9" draw:layer="layout" svg:width="0.681cm" svg:height="0.681cm" svg:x="13.797cm" svg:y="5.1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3.998cm" svg:y="5.302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3.95cm" svg:y="5.1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3.95cm" svg:y="5.1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152cm" svg:y="5.389cm" svg:viewBox="0 0 279 281" svg:d="M140 0c77 0 139 63 139 140 0 78-62 141-139 141-78 0-140-63-140-141 0-77 62-140 140-140z">
            <text:p/>
          </draw:path>
        </draw:g>
        <draw:connector draw:style-name="gr33" draw:text-style-name="P15" draw:layer="layout" draw:type="curve" svg:x1="17.22cm" svg:y1="14.277cm" svg:x2="15.12cm" svg:y2="14.258cm" draw:start-shape="id1" draw:start-glue-point="3" draw:end-shape="id2" draw:end-glue-point="1" svg:d="M17220 14277c-1554 0-504-19-2100-19" svg:viewBox="0 0 2101 20">
          <text:p/>
        </draw:connector>
        <draw:connector draw:style-name="gr33" draw:text-style-name="P15" draw:layer="layout" draw:type="curve" svg:x1="17.776cm" svg:y1="13.79cm" svg:x2="17.809cm" svg:y2="5.956cm" draw:start-shape="id1" draw:start-glue-point="0" draw:end-shape="id3" draw:end-glue-point="2" svg:d="M17776 13790c0-5874 33-1957 33-7834" svg:viewBox="0 0 34 7835">
          <text:p/>
        </draw:connector>
        <draw:connector draw:style-name="gr34" draw:text-style-name="P15" draw:layer="layout" draw:type="curve" svg:x1="15.673cm" svg:y1="8.638cm" svg:x2="14.622cm" svg:y2="8.643cm" draw:start-shape="id4" draw:start-glue-point="3" draw:end-shape="id5" draw:end-glue-point="1" svg:d="M15673 8638c-798 0-273 5-1051 5" svg:viewBox="0 0 1052 6">
          <text:p/>
        </draw:connector>
        <draw:connector draw:style-name="gr34" draw:text-style-name="P15" draw:layer="layout" draw:type="curve" svg:x1="14.277cm" svg:y1="13.301cm" svg:x2="14.281cm" svg:y2="9.028cm" draw:start-shape="id6" draw:start-glue-point="0" draw:end-shape="id7" draw:end-glue-point="2" svg:d="M14277 13301c0-3214 4-1078 4-4273" svg:viewBox="0 0 5 4274">
          <text:p/>
        </draw:connector>
        <draw:connector draw:style-name="gr34" draw:text-style-name="P15" draw:layer="layout" draw:type="curve" svg:x1="12.359cm" svg:y1="5.407cm" svg:x2="13.797cm" svg:y2="5.442cm" draw:start-shape="id8" draw:start-glue-point="1" draw:end-shape="id9" draw:end-glue-point="3" svg:d="M12359 5407c1069 0 351 35 1438 35" svg:viewBox="0 0 1439 36">
          <text:p/>
        </draw:connector>
        <draw:connector draw:style-name="gr33" draw:text-style-name="P15" draw:layer="layout" draw:type="curve" svg:x1="14.281cm" svg:y1="8.346cm" svg:x2="14.291cm" svg:y2="5.87cm" draw:start-shape="id7" draw:start-glue-point="0" draw:end-shape="id10" draw:end-glue-point="2" svg:d="M14281 8346c0-1857 10-619 10-2476" svg:viewBox="0 0 11 2477">
          <text:p/>
        </draw:connector>
        <draw:custom-shape draw:style-name="gr35" draw:text-style-name="P16" draw:layer="layout" svg:width="1.524cm" svg:height="13.589cm" svg:x="10.312cm" svg:y="7.391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5" draw:layer="layout" draw:type="curve" draw:line-skew="-1.147cm" svg:x1="8.355cm" svg:y1="6.585cm" svg:x2="13.934cm" svg:y2="8.788cm" draw:start-shape="id11" draw:start-glue-point="1" draw:end-shape="id5" draw:end-glue-point="5" svg:d="M8355 6585c2344 0-445 2203 5579 2203" svg:viewBox="0 0 5580 2204">
          <text:p/>
        </draw:connector>
        <draw:connector draw:style-name="gr33" draw:text-style-name="P15" draw:layer="layout" draw:type="curve" draw:line-skew="-0.966cm" svg:x1="8.402cm" svg:y1="4.863cm" svg:x2="13.934cm" svg:y2="8.407cm" draw:start-shape="id12" draw:start-glue-point="1" draw:end-shape="id5" draw:end-glue-point="4" svg:d="M8402 4863c2580 0-186 3544 5532 3544" svg:viewBox="0 0 5533 3545">
          <text:p/>
        </draw:connector>
        <draw:connector draw:style-name="gr33" draw:text-style-name="P15" draw:layer="layout" draw:type="curve" svg:x1="13.416cm" svg:y1="14.258cm" svg:x2="8.421cm" svg:y2="18.135cm" draw:start-shape="id2" draw:start-glue-point="3" draw:end-shape="id13" draw:end-glue-point="1" svg:d="M13416 14258c-3756 0-1259 3877-4995 3877" svg:viewBox="0 0 4996 3878">
          <text:p/>
        </draw:connector>
        <draw:connector draw:style-name="gr33" draw:text-style-name="P15" draw:layer="layout" draw:type="curve" svg:x1="13.416cm" svg:y1="14.258cm" svg:x2="8.421cm" svg:y2="16.278cm" draw:start-shape="id2" draw:start-glue-point="3" draw:end-shape="id14" draw:end-glue-point="1" svg:d="M13416 14258c-3756 0-1259 2020-4995 2020" svg:viewBox="0 0 4996 2021">
          <text:p/>
        </draw:connector>
        <draw:connector draw:style-name="gr33" draw:text-style-name="P15" draw:layer="layout" draw:type="curve" svg:x1="13.416cm" svg:y1="14.258cm" svg:x2="8.421cm" svg:y2="14.41cm" draw:start-shape="id2" draw:start-glue-point="3" draw:end-shape="id15" draw:end-glue-point="1" svg:d="M13416 14258c-3756 0-1259 152-4995 152" svg:viewBox="0 0 4996 153">
          <text:p/>
        </draw:connector>
        <draw:connector draw:style-name="gr33" draw:text-style-name="P15" draw:layer="layout" draw:type="curve" svg:x1="13.416cm" svg:y1="14.258cm" svg:x2="8.421cm" svg:y2="12.539cm" draw:start-shape="id2" draw:start-glue-point="3" draw:end-shape="id16" draw:end-glue-point="1" svg:d="M13416 14258c-3756 0-1259-1719-4995-1719" svg:viewBox="0 0 4996 1720">
          <text:p/>
        </draw:connector>
        <draw:connector draw:style-name="gr33" draw:text-style-name="P15" draw:layer="layout" draw:type="curve" svg:x1="13.416cm" svg:y1="14.258cm" svg:x2="8.421cm" svg:y2="10.655cm" draw:start-shape="id2" draw:start-glue-point="3" draw:end-shape="id17" draw:end-glue-point="1" svg:d="M13416 14258c-3756 0-1259-3603-4995-3603" svg:viewBox="0 0 4996 3604">
          <text:p/>
        </draw:connector>
        <draw:connector draw:style-name="gr33" draw:text-style-name="P15" draw:layer="layout" draw:type="curve" svg:x1="13.416cm" svg:y1="14.258cm" svg:x2="8.421cm" svg:y2="8.777cm" draw:start-shape="id2" draw:start-glue-point="3" draw:end-shape="id18" draw:end-glue-point="1" svg:d="M13416 14258c-3756 0-1259-5481-4995-5481" svg:viewBox="0 0 4996 5482">
          <text:p/>
        </draw:connector>
        <draw:g xml:id="id19" draw:id="id19">
          <draw:path draw:style-name="gr7" draw:text-style-name="P5" draw:layer="layout" svg:width="1.703cm" svg:height="1.899cm" svg:x="3.603cm" svg:y="3.44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4cm" svg:y="3.416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4cm" svg:y="3.4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6" draw:text-style-name="P17" draw:layer="layout" svg:width="1.756cm" svg:height="0.347cm" svg:x="3.573cm" svg:y="3.8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6" draw:text-style-name="P17" draw:layer="layout" svg:width="1.756cm" svg:height="0.347cm" svg:x="3.574cm" svg:y="3.9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7" draw:text-style-name="P15" draw:layer="layout" draw:type="curve" svg:x1="5.331cm" svg:y1="4.38cm" svg:x2="7.651cm" svg:y2="6.585cm" draw:start-shape="id19" draw:start-glue-point="1" draw:end-shape="id11" draw:end-glue-point="3" svg:d="M5331 4380c1740 0 580 2205 2320 2205" svg:viewBox="0 0 2321 2206">
          <text:p/>
        </draw:connector>
        <draw:connector draw:style-name="gr33" draw:text-style-name="P15" draw:layer="layout" draw:type="curve" svg:x1="7.586cm" svg:y1="8.734cm" svg:x2="4.452cm" svg:y2="5.345cm" draw:start-shape="id20" draw:start-glue-point="3" draw:end-shape="id19" draw:end-glue-point="2" svg:d="M7586 8734c-2090 0-3134-1129-3134-3389" svg:viewBox="0 0 3135 3390">
          <text:p/>
        </draw:connector>
        <draw:connector draw:style-name="gr33" draw:text-style-name="P15" draw:layer="layout" draw:type="curve" svg:x1="7.586cm" svg:y1="10.612cm" svg:x2="4.452cm" svg:y2="5.345cm" draw:start-shape="id21" draw:start-glue-point="3" draw:end-shape="id19" draw:end-glue-point="2" svg:d="M7586 10612c-2090 0-3134-1755-3134-5267" svg:viewBox="0 0 3135 5268">
          <text:p/>
        </draw:connector>
        <draw:connector draw:style-name="gr33" draw:text-style-name="P15" draw:layer="layout" draw:type="curve" svg:x1="7.586cm" svg:y1="12.495cm" svg:x2="4.452cm" svg:y2="5.345cm" draw:start-shape="id22" draw:start-glue-point="3" draw:end-shape="id19" draw:end-glue-point="2" svg:d="M7586 12495c-2090 0-3134-2383-3134-7150" svg:viewBox="0 0 3135 7151">
          <text:p/>
        </draw:connector>
        <draw:connector draw:style-name="gr33" draw:text-style-name="P15" draw:layer="layout" draw:type="curve" svg:x1="7.586cm" svg:y1="14.366cm" svg:x2="4.452cm" svg:y2="5.345cm" draw:start-shape="id23" draw:start-glue-point="3" draw:end-shape="id19" draw:end-glue-point="2" svg:d="M7586 14366c-2090 0-3134-3007-3134-9021" svg:viewBox="0 0 3135 9022">
          <text:p/>
        </draw:connector>
        <draw:connector draw:style-name="gr33" draw:text-style-name="P15" draw:layer="layout" draw:type="curve" svg:x1="7.586cm" svg:y1="16.234cm" svg:x2="4.452cm" svg:y2="5.345cm" draw:start-shape="id24" draw:start-glue-point="3" draw:end-shape="id19" draw:end-glue-point="2" svg:d="M7586 16234c-2090 0-3134-3629-3134-10889" svg:viewBox="0 0 3135 10890">
          <text:p/>
        </draw:connector>
        <draw:connector draw:style-name="gr33" draw:text-style-name="P15" draw:layer="layout" draw:type="curve" svg:x1="7.586cm" svg:y1="18.091cm" svg:x2="4.452cm" svg:y2="5.345cm" draw:start-shape="id25" draw:start-glue-point="3" draw:end-shape="id19" draw:end-glue-point="2" svg:d="M7586 18091c-2090 0-3134-4248-3134-12746" svg:viewBox="0 0 3135 12747">
          <text:p/>
        </draw:connector>
        <draw:connector draw:style-name="gr33" draw:text-style-name="P15" draw:layer="layout" draw:type="curve" svg:x1="17.253cm" svg:y1="5.469cm" svg:x2="14.633cm" svg:y2="5.485cm" draw:start-shape="id3" draw:start-glue-point="3" draw:end-shape="id26" draw:end-glue-point="1" svg:d="M17253 5469c-1954 0-645 16-2620 16" svg:viewBox="0 0 2621 17">
          <text:p/>
        </draw:connector>
        <draw:frame draw:style-name="gr38" draw:text-style-name="P18" draw:layer="layout" svg:width="1.7cm" svg:height="0.374cm" svg:x="3.577cm" svg:y="2.934cm">
          <draw:text-box>
            <text:p><text:span text:style-name="T6">Database</text:span></text:p>
          </draw:text-box>
        </draw:frame>
        <draw:frame draw:style-name="gr39" draw:text-style-name="P18" draw:layer="layout" svg:width="0.993cm" svg:height="0.374cm" svg:x="10.62cm" svg:y="6.863cm">
          <draw:text-box>
            <text:p><text:span text:style-name="T6">Nginx</text:span></text:p>
          </draw:text-box>
        </draw:frame>
        <draw:g xml:id="id27" draw:id="id27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0" draw:text-style-name="P5" draw:layer="layout" svg:width="1.351cm" svg:height="0.798cm" svg:x="7.352cm" svg:y="20.48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0" draw:text-style-name="P5" draw:layer="layout" svg:width="0.736cm" svg:height="0.736cm" svg:x="7.659cm" svg:y="19.814cm" svg:viewBox="0 0 737 737" svg:d="M737 368c0 102-36 189-108 261s-158 108-260 108-189-36-261-108-108-159-108-261 36-188 108-260 159-108 261-108 188 36 260 108 108 158 108 260z">
            <text:p/>
          </draw:path>
        </draw:g>
        <draw:frame draw:style-name="gr38" draw:text-style-name="P18" draw:layer="layout" svg:width="1.7cm" svg:height="0.374cm" svg:x="7.696cm" svg:y="19.394cm">
          <draw:text-box>
            <text:p text:style-name="P19"><text:span text:style-name="T6">User</text:span></text:p>
          </draw:text-box>
        </draw:frame>
        <draw:connector draw:style-name="gr41" draw:text-style-name="P15" draw:layer="layout" draw:type="curve" svg:x1="17.776cm" svg:y1="14.764cm" svg:x2="8.704cm" svg:y2="20.551cm" draw:start-shape="id1" draw:start-glue-point="2" draw:end-shape="id27" draw:end-glue-point="1" svg:d="M17776 14764c0 3858-3024 5787-9072 5787" svg:viewBox="0 0 9073 5788">
          <text:p/>
        </draw:connector>
      </draw:page>
      <draw:page draw:name="page2" draw:style-name="dp1" draw:master-page-name="Обычный">
        <draw:g xml:id="id32" draw:id="id32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0" draw:text-style-name="P5" draw:layer="layout" svg:width="1.351cm" svg:height="0.798cm" svg:x="9.595cm" svg:y="4.1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0" draw:text-style-name="P5" draw:layer="layout" svg:width="0.736cm" svg:height="0.736cm" svg:x="9.902cm" svg:y="3.4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2" draw:text-style-name="P20" xml:id="id28" draw:id="id28" draw:layer="layout" svg:width="3.689cm" svg:height="2.158cm" svg:x="5.86cm" svg:y="6.848cm" svg:viewBox="0 0 3690 2159" draw:points="0,0 3690,0 3690,2159 0,2159">
          <text:p text:style-name="P19"><text:span text:style-name="T7">PMM Client</text:span></text:p>
        </draw:polygon>
        <draw:polygon draw:style-name="gr42" draw:text-style-name="P20" xml:id="id29" draw:id="id29" draw:layer="layout" svg:width="3.689cm" svg:height="2.158cm" svg:x="11.201cm" svg:y="6.848cm" svg:viewBox="0 0 3690 2159" draw:points="0,0 3690,0 3690,2159 0,2159">
          <text:p text:style-name="P19"><text:span text:style-name="T7">PMM Server</text:span></text:p>
        </draw:polygon>
        <draw:g xml:id="id31" draw:id="id31">
          <draw:path draw:style-name="gr7" draw:text-style-name="P5" draw:layer="layout" svg:width="1.703cm" svg:height="1.899cm" svg:x="6.88cm" svg:y="10.14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6.871cm" svg:y="10.11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6.871cm" svg:y="10.12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6" draw:text-style-name="P17" draw:layer="layout" svg:width="1.756cm" svg:height="0.347cm" svg:x="6.85cm" svg:y="10.5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6" draw:text-style-name="P17" draw:layer="layout" svg:width="1.756cm" svg:height="0.347cm" svg:x="6.851cm" svg:y="10.6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8" draw:text-style-name="P18" draw:layer="layout" svg:width="1.7cm" svg:height="0.374cm" svg:x="6.883cm" svg:y="12.14cm">
          <draw:text-box>
            <text:p><text:span text:style-name="T6">Database</text:span></text:p>
          </draw:text-box>
        </draw:frame>
        <draw:polygon draw:style-name="gr42" draw:text-style-name="P20" xml:id="id30" draw:id="id30" draw:layer="layout" svg:width="3.689cm" svg:height="2.158cm" svg:x="11.194cm" svg:y="9.993cm" svg:viewBox="0 0 3690 2159" draw:points="0,0 3690,0 3690,2159 0,2159">
          <text:p text:style-name="P19"><text:span text:style-name="T7">Customer</text:span><text:span text:style-name="T7"><text:line-break/></text:span><text:span text:style-name="T7">Application</text:span></text:p>
        </draw:polygon>
        <draw:connector draw:style-name="gr34" draw:text-style-name="P15" draw:layer="layout" draw:type="line" svg:x1="9.55cm" svg:y1="7.927cm" svg:x2="11.201cm" svg:y2="7.927cm" draw:start-shape="id28" draw:start-glue-point="1" draw:end-shape="id29" draw:end-glue-point="3" svg:d="M9550 7927h1651" svg:viewBox="0 0 1652 1">
          <text:p/>
        </draw:connector>
        <draw:connector draw:style-name="gr33" draw:text-style-name="P15" draw:layer="layout" draw:type="line" svg:x1="11.194cm" svg:y1="11.072cm" svg:x2="8.608cm" svg:y2="11.079cm" draw:start-shape="id30" draw:start-glue-point="3" draw:end-shape="id31" draw:end-glue-point="1" svg:d="M11194 11072l-2586 7" svg:viewBox="0 0 2587 8">
          <text:p/>
        </draw:connector>
        <draw:connector draw:style-name="gr33" draw:text-style-name="P15" draw:layer="layout" draw:type="line" svg:x1="7.705cm" svg:y1="9.007cm" svg:x2="7.729cm" svg:y2="10.115cm" draw:start-shape="id28" draw:start-glue-point="2" draw:end-shape="id31" draw:end-glue-point="0" svg:d="M7705 9007l24 1108" svg:viewBox="0 0 25 1109">
          <text:p/>
        </draw:connector>
        <draw:connector draw:style-name="gr33" draw:text-style-name="P15" draw:layer="layout" draw:type="line" svg:x1="10.271cm" svg:y1="4.928cm" svg:x2="7.705cm" svg:y2="6.848cm" draw:start-shape="id32" draw:start-glue-point="2" draw:end-shape="id28" draw:end-glue-point="0" svg:d="M10271 4928l-2566 1920" svg:viewBox="0 0 2567 1921">
          <text:p/>
        </draw:connector>
        <draw:connector draw:style-name="gr33" draw:text-style-name="P15" draw:layer="layout" draw:type="line" svg:x1="10.271cm" svg:y1="4.928cm" svg:x2="13.046cm" svg:y2="6.848cm" draw:start-shape="id32" draw:start-glue-point="2" draw:end-shape="id29" draw:end-glue-point="0" svg:d="M10271 4928l2775 1920" svg:viewBox="0 0 2776 1921">
          <text:p/>
        </draw:connector>
        <draw:frame draw:style-name="gr38" draw:text-style-name="P18" draw:layer="layout" svg:width="1.7cm" svg:height="0.374cm" svg:x="9.931cm" svg:y="5.359cm">
          <draw:text-box>
            <text:p text:style-name="P19"><text:span text:style-name="T6">User</text:span></text:p>
          </draw:text-box>
        </draw:frame>
      </draw:page>
      <draw:page draw:name="page3" draw:style-name="dp1" draw:master-page-name="Обычный">
        <draw:polygon draw:style-name="gr43" draw:text-style-name="P1" draw:layer="layout" svg:width="7.87cm" svg:height="14.985cm" svg:x="6.771cm" svg:y="6.121cm" svg:viewBox="0 0 7871 14986" draw:points="0,0 7871,0 7871,14986 0,14986">
          <text:p/>
        </draw:polygon>
        <draw:g xml:id="id35" draw:id="id3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0" draw:text-style-name="P5" draw:layer="layout" svg:width="1.351cm" svg:height="0.798cm" svg:x="3.789cm" svg:y="8.592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0" draw:text-style-name="P5" draw:layer="layout" svg:width="0.736cm" svg:height="0.736cm" svg:x="4.096cm" svg:y="7.917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2" draw:text-style-name="P20" xml:id="id44" draw:id="id44" draw:layer="layout" svg:width="3.689cm" svg:height="2.158cm" svg:x="15.893cm" svg:y="6.145cm" svg:viewBox="0 0 3690 2159" draw:points="0,0 3690,0 3690,2159 0,2159">
          <text:p text:style-name="P19"><text:span text:style-name="T7">PMM Server</text:span></text:p>
        </draw:polygon>
        <draw:g xml:id="id34" draw:id="id34">
          <draw:path draw:style-name="gr7" draw:text-style-name="P5" draw:layer="layout" svg:width="1.703cm" svg:height="1.899cm" svg:x="3.65cm" svg:y="11.46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41cm" svg:y="11.43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41cm" svg:y="11.4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6" draw:text-style-name="P17" draw:layer="layout" svg:width="1.756cm" svg:height="0.347cm" svg:x="3.62cm" svg:y="11.8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6" draw:text-style-name="P17" draw:layer="layout" svg:width="1.756cm" svg:height="0.347cm" svg:x="3.621cm" svg:y="11.9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8" draw:text-style-name="P18" draw:layer="layout" svg:width="1.7cm" svg:height="0.374cm" svg:x="3.601cm" svg:y="10.831cm">
          <draw:text-box>
            <text:p><text:span text:style-name="T6">Database</text:span></text:p>
          </draw:text-box>
        </draw:frame>
        <draw:polygon draw:style-name="gr42" draw:text-style-name="P20" xml:id="id33" draw:id="id33" draw:layer="layout" svg:width="3.689cm" svg:height="2.158cm" svg:x="2.624cm" svg:y="14.761cm" svg:viewBox="0 0 3690 2159" draw:points="0,0 3690,0 3690,2159 0,2159">
          <text:p text:style-name="P19"><text:span text:style-name="T7">Customer</text:span><text:span text:style-name="T7"><text:line-break/></text:span><text:span text:style-name="T7">Application</text:span></text:p>
        </draw:polygon>
        <draw:connector draw:style-name="gr33" draw:text-style-name="P15" draw:layer="layout" draw:type="line" svg:x1="4.469cm" svg:y1="14.761cm" svg:x2="4.499cm" svg:y2="13.364cm" draw:start-shape="id33" draw:start-glue-point="0" draw:end-shape="id34" draw:end-glue-point="2" svg:d="M4469 14761l30-1397" svg:viewBox="0 0 31 1398">
          <text:p/>
        </draw:connector>
        <draw:connector draw:style-name="gr33" draw:text-style-name="P15" draw:layer="layout" draw:type="line" svg:x1="5.141cm" svg:y1="8.654cm" svg:x2="7.955cm" svg:y2="8.694cm" draw:start-shape="id35" draw:start-glue-point="1" draw:end-shape="id36" draw:end-glue-point="3" svg:d="M5141 8654l2814 40" svg:viewBox="0 0 2815 41">
          <text:p/>
        </draw:connector>
        <draw:frame draw:style-name="gr38" draw:text-style-name="P18" draw:layer="layout" svg:width="1.7cm" svg:height="0.374cm" svg:x="4.033cm" svg:y="7.297cm">
          <draw:text-box>
            <text:p text:style-name="P19"><text:span text:style-name="T6">User</text:span></text:p>
          </draw:text-box>
        </draw:frame>
        <draw:path draw:style-name="gr9" draw:text-style-name="P7" xml:id="id37" draw:id="id37" draw:layer="layout" svg:width="0.703cm" svg:height="0.602cm" svg:x="7.949cm" svg:y="9.941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0" draw:layer="layout" svg:width="2.347cm" svg:height="0.497cm" svg:x="9.689cm" svg:y="6.502cm">
          <draw:text-box>
            <text:p><text:span text:style-name="T1">PMM Client</text:span></text:p>
          </draw:text-box>
        </draw:frame>
        <draw:g xml:id="id38" draw:id="id38">
          <draw:path draw:style-name="gr7" draw:text-style-name="P5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5cm" svg:y="10.908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8cm" svg:y="10.995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11.353cm" svg:y="10.206cm">
          <draw:text-box>
            <text:p><text:span text:style-name="T2">mysqld_exporter</text:span></text:p>
          </draw:text-box>
        </draw:frame>
        <draw:g xml:id="id39" draw:id="id39">
          <draw:path draw:style-name="gr7" draw:text-style-name="P5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2.78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8cm" svg:y="12.873cm" svg:viewBox="0 0 280 281" svg:d="M140 0c77 0 140 63 140 140 0 78-63 141-140 141s-140-63-140-141c0-77 63-140 140-140z">
            <text:p/>
          </draw:path>
        </draw:g>
        <draw:frame draw:style-name="gr17" draw:text-style-name="P11" draw:layer="layout" svg:width="3.029cm" svg:height="0.374cm" svg:x="11.175cm" svg:y="12.084cm">
          <draw:text-box>
            <text:p><text:span text:style-name="T2">mongodb_exporter</text:span></text:p>
          </draw:text-box>
        </draw:frame>
        <draw:g xml:id="id40" draw:id="id40">
          <draw:path draw:style-name="gr7" draw:text-style-name="P5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4.66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4.756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313cm" svg:height="0.374cm" svg:x="11.533cm" svg:y="13.967cm">
          <draw:text-box>
            <text:p><text:span text:style-name="T2">node_exporter</text:span></text:p>
          </draw:text-box>
        </draw:frame>
        <draw:g xml:id="id42" draw:id="id42">
          <draw:path draw:style-name="gr7" draw:text-style-name="P5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8.40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8.495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86cm" svg:height="0.374cm" svg:x="11.259cm" svg:y="17.707cm">
          <draw:text-box>
            <text:p><text:span text:style-name="T2">proxysql_exporter</text:span></text:p>
          </draw:text-box>
        </draw:frame>
        <draw:g xml:id="id43" draw:id="id43">
          <draw:path draw:style-name="gr7" draw:text-style-name="P5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5cm" svg:y="20.26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8cm" svg:y="20.352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2.013cm" svg:height="0.374cm" svg:x="11.683cm" svg:y="19.564cm">
          <draw:text-box>
            <text:p><text:span text:style-name="T2">rds_exporter</text:span></text:p>
          </draw:text-box>
        </draw:frame>
        <draw:g xml:id="id41" draw:id="id41">
          <draw:path draw:style-name="gr7" draw:text-style-name="P5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5cm" svg:y="16.54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6.627cm" svg:viewBox="0 0 280 281" svg:d="M140 0c77 0 140 63 140 141 0 77-63 140-140 140s-140-63-140-140c0-78 63-141 140-141z">
            <text:p/>
          </draw:path>
        </draw:g>
        <draw:frame draw:style-name="gr21" draw:text-style-name="P11" draw:layer="layout" svg:width="3.181cm" svg:height="0.374cm" svg:x="11.199cm" svg:y="15.839cm">
          <draw:text-box>
            <text:p><text:span text:style-name="T2">postgres_exporter</text:span></text:p>
          </draw:text-box>
        </draw:frame>
        <draw:frame draw:style-name="gr22" draw:text-style-name="P13" draw:layer="layout" svg:width="2.059cm" svg:height="0.374cm" svg:x="7.263cm" svg:y="9.348cm">
          <draw:text-box>
            <text:p><text:span text:style-name="T4">pmm-agent</text:span></text:p>
          </draw:text-box>
        </draw:frame>
        <draw:path draw:style-name="gr9" draw:text-style-name="P7" xml:id="id36" draw:id="id36" draw:layer="layout" svg:width="0.703cm" svg:height="0.602cm" svg:x="7.955cm" svg:y="8.393cm" svg:viewBox="0 0 704 603" svg:d="M51 0c-28 0-51 22-51 50v503c0 28 23 50 51 50h603c28 0 50-22 50-50v-503c0-28-22-50-50-50zM101 352l100-101-100-100 50-51 151 151-151 151zM503 402h-201v-50h201z">
          <text:p/>
        </draw:path>
        <draw:frame draw:style-name="gr23" draw:text-style-name="P13" draw:layer="layout" svg:width="2.131cm" svg:height="0.374cm" svg:x="7.241cm" svg:y="7.837cm">
          <draw:text-box>
            <text:p><text:span text:style-name="T4">pmm-admin</text:span></text:p>
          </draw:text-box>
        </draw:frame>
        <draw:connector draw:style-name="gr33" draw:text-style-name="P15" draw:layer="layout" draw:type="curve" svg:x1="8.301cm" svg:y1="10.544cm" svg:x2="12.284cm" svg:y2="11.091cm" draw:start-shape="id37" draw:start-glue-point="2" draw:end-shape="id38" draw:end-glue-point="3" svg:d="M8301 10544c0 365 1327 547 3983 547" svg:viewBox="0 0 3984 548">
          <text:p/>
        </draw:connector>
        <draw:connector draw:style-name="gr33" draw:text-style-name="P15" draw:layer="layout" draw:type="curve" svg:x1="8.301cm" svg:y1="10.544cm" svg:x2="12.284cm" svg:y2="12.969cm" draw:start-shape="id37" draw:start-glue-point="2" draw:end-shape="id39" draw:end-glue-point="3" svg:d="M8301 10544c0 1617 1327 2425 3983 2425" svg:viewBox="0 0 3984 2426">
          <text:p/>
        </draw:connector>
        <draw:connector draw:style-name="gr33" draw:text-style-name="P15" draw:layer="layout" draw:type="curve" svg:x1="8.301cm" svg:y1="10.544cm" svg:x2="12.284cm" svg:y2="14.852cm" draw:start-shape="id37" draw:start-glue-point="2" draw:end-shape="id40" draw:end-glue-point="3" svg:d="M8301 10544c0 2872 1327 4308 3983 4308" svg:viewBox="0 0 3984 4309">
          <text:p/>
        </draw:connector>
        <draw:connector draw:style-name="gr33" draw:text-style-name="P15" draw:layer="layout" draw:type="curve" svg:x1="8.301cm" svg:y1="10.544cm" svg:x2="12.284cm" svg:y2="16.723cm" draw:start-shape="id37" draw:start-glue-point="2" draw:end-shape="id41" draw:end-glue-point="3" svg:d="M8301 10544c0 4120 1327 6179 3983 6179" svg:viewBox="0 0 3984 6180">
          <text:p/>
        </draw:connector>
        <draw:connector draw:style-name="gr33" draw:text-style-name="P15" draw:layer="layout" draw:type="curve" svg:x1="8.301cm" svg:y1="10.544cm" svg:x2="12.284cm" svg:y2="18.591cm" draw:start-shape="id37" draw:start-glue-point="2" draw:end-shape="id42" draw:end-glue-point="3" svg:d="M8301 10544c0 5365 1327 8047 3983 8047" svg:viewBox="0 0 3984 8048">
          <text:p/>
        </draw:connector>
        <draw:connector draw:style-name="gr33" draw:text-style-name="P15" draw:layer="layout" draw:type="curve" svg:x1="8.301cm" svg:y1="10.544cm" svg:x2="12.284cm" svg:y2="20.448cm" draw:start-shape="id37" draw:start-glue-point="2" draw:end-shape="id43" draw:end-glue-point="3" svg:d="M8301 10544c0 6603 1327 9904 3983 9904" svg:viewBox="0 0 3984 9905">
          <text:p/>
        </draw:connector>
        <draw:connector draw:style-name="gr33" draw:text-style-name="P15" draw:layer="layout" draw:type="curve" draw:line-skew="-0.158cm" svg:x1="7.955cm" svg:y1="8.694cm" svg:x2="7.949cm" svg:y2="10.242cm" draw:start-shape="id36" draw:start-glue-point="3" draw:end-shape="id37" draw:end-glue-point="3" svg:d="M7955 8694c-996 0-993 1548-6 1548" svg:viewBox="0 0 748 1549">
          <text:p/>
        </draw:connector>
        <draw:connector draw:style-name="gr33" draw:text-style-name="P15" draw:layer="layout" draw:type="curve" svg:x1="17.738cm" svg:y1="8.304cm" svg:x2="13.119cm" svg:y2="11.091cm" draw:start-shape="id44" draw:start-glue-point="2" draw:end-shape="id38" draw:end-glue-point="1" svg:d="M17738 8304c0 1858-1539 2787-4619 2787" svg:viewBox="0 0 4620 2788">
          <text:p/>
        </draw:connector>
        <draw:connector draw:style-name="gr33" draw:text-style-name="P15" draw:layer="layout" draw:type="curve" svg:x1="17.738cm" svg:y1="8.304cm" svg:x2="13.119cm" svg:y2="12.969cm" draw:start-shape="id44" draw:start-glue-point="2" draw:end-shape="id39" draw:end-glue-point="1" svg:d="M17738 8304c0 3110-1539 4665-4619 4665" svg:viewBox="0 0 4620 4666">
          <text:p/>
        </draw:connector>
        <draw:connector draw:style-name="gr33" draw:text-style-name="P15" draw:layer="layout" draw:type="curve" svg:x1="17.738cm" svg:y1="8.304cm" svg:x2="13.119cm" svg:y2="14.852cm" draw:start-shape="id44" draw:start-glue-point="2" draw:end-shape="id40" draw:end-glue-point="1" svg:d="M17738 8304c0 4366-1539 6548-4619 6548" svg:viewBox="0 0 4620 6549">
          <text:p/>
        </draw:connector>
        <draw:connector draw:style-name="gr33" draw:text-style-name="P15" draw:layer="layout" draw:type="curve" svg:x1="17.738cm" svg:y1="8.304cm" svg:x2="13.119cm" svg:y2="16.723cm" draw:start-shape="id44" draw:start-glue-point="2" draw:end-shape="id41" draw:end-glue-point="1" svg:d="M17738 8304c0 5613-1539 8419-4619 8419" svg:viewBox="0 0 4620 8420">
          <text:p/>
        </draw:connector>
        <draw:connector draw:style-name="gr33" draw:text-style-name="P15" draw:layer="layout" draw:type="curve" svg:x1="17.738cm" svg:y1="8.304cm" svg:x2="13.119cm" svg:y2="18.591cm" draw:start-shape="id44" draw:start-glue-point="2" draw:end-shape="id42" draw:end-glue-point="1" svg:d="M17738 8304c0 6858-1539 10287-4619 10287" svg:viewBox="0 0 4620 10288">
          <text:p/>
        </draw:connector>
        <draw:connector draw:style-name="gr33" draw:text-style-name="P15" draw:layer="layout" draw:type="curve" svg:x1="17.738cm" svg:y1="8.304cm" svg:x2="13.119cm" svg:y2="20.448cm" draw:start-shape="id44" draw:start-glue-point="2" draw:end-shape="id43" draw:end-glue-point="1" svg:d="M17738 8304c0 8096-1539 12144-4619 12144" svg:viewBox="0 0 4620 12145">
          <text:p/>
        </draw:connector>
        <draw:connector draw:style-name="gr33" draw:text-style-name="P15" draw:layer="layout" draw:type="curve" svg:x1="8.659cm" svg:y1="8.694cm" svg:x2="15.893cm" svg:y2="7.224cm" draw:start-shape="id36" draw:start-glue-point="1" draw:end-shape="id44" draw:end-glue-point="3" svg:d="M8659 8694c5416 0 1800-1470 7234-1470" svg:viewBox="0 0 7235 1471">
          <text:p/>
        </draw:connector>
        <draw:connector draw:style-name="gr33" draw:text-style-name="P15" draw:layer="layout" draw:type="curve" svg:x1="8.653cm" svg:y1="10.242cm" svg:x2="15.893cm" svg:y2="7.224cm" draw:start-shape="id37" draw:start-glue-point="1" draw:end-shape="id44" draw:end-glue-point="3" svg:d="M8653 10242c5419 0 1800-3018 7240-3018" svg:viewBox="0 0 7241 3019">
          <text:p/>
        </draw:connector>
        <draw:connector draw:style-name="gr33" draw:text-style-name="P15" draw:layer="layout" draw:type="curve" svg:x1="8.301cm" svg:y1="10.544cm" svg:x2="5.378cm" svg:y2="12.399cm" draw:start-shape="id37" draw:start-glue-point="2" draw:end-shape="id34" draw:end-glue-point="1" svg:d="M8301 10544c0 1237-974 1855-2923 1855" svg:viewBox="0 0 2924 1856">
          <text:p/>
        </draw:connector>
      </draw:page>
      <draw:page draw:name="page4" draw:style-name="dp1" draw:master-page-name="Обычный">
        <draw:polygon draw:style-name="gr44" draw:text-style-name="P1" draw:layer="layout" svg:width="11.177cm" svg:height="16.636cm" svg:x="7.01cm" svg:y="9.55cm" svg:viewBox="0 0 11178 16637" draw:points="0,0 11178,0 11178,16637 0,16637">
          <text:p/>
        </draw:polygon>
        <draw:g xml:id="id49" draw:id="id49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5cm" svg:y="14.49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8cm" svg:y="14.585cm" svg:viewBox="0 0 280 281" svg:d="M140 0c77 0 140 63 140 141 0 77-63 140-140 140s-140-63-140-140c0-78 63-141 140-141z">
            <text:p/>
          </draw:path>
        </draw:g>
        <draw:g xml:id="id45" draw:id="id45">
          <draw:path draw:style-name="gr10" draw:text-style-name="P8" draw:layer="layout" svg:width="1.111cm" svg:height="0.973cm" svg:x="16.338cm" svg:y="20.93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8cm" svg:y="21.281cm" svg:viewBox="0 0 834 348" svg:d="M0 0v348h347v-348zM486 0v70h348v-70zM486 139v70h348v-70zM486 278v70h209v-70z">
            <text:p/>
          </draw:path>
        </draw:g>
        <draw:g xml:id="id47" draw:id="id47">
          <draw:path draw:style-name="gr10" draw:text-style-name="P8" draw:layer="layout" svg:width="1.111cm" svg:height="0.972cm" svg:x="11.056cm" svg:y="20.93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5cm" svg:y="21.28cm" svg:viewBox="0 0 834 348" svg:d="M0 0v348h347v-348zM487 0v70h347v-70zM487 139v70h347v-70zM487 278v70h208v-70z">
            <text:p/>
          </draw:path>
        </draw:g>
        <draw:g xml:id="id50" draw:id="id50">
          <draw:glue-point draw:id="4" svg:x="-3.596cm" svg:y="-4.331cm"/>
          <draw:path draw:style-name="gr7" draw:text-style-name="P5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6" draw:id="id46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0" draw:layer="layout" svg:width="2.508cm" svg:height="0.497cm" svg:x="15.189cm" svg:y="10.387cm">
          <draw:text-box>
            <text:p><text:span text:style-name="T1">PMM Server</text:span></text:p>
          </draw:text-box>
        </draw:frame>
        <draw:frame draw:style-name="gr24" draw:text-style-name="P13" draw:layer="layout" svg:width="2.165cm" svg:height="0.374cm" svg:x="10.511cm" svg:y="25.477cm">
          <draw:text-box>
            <text:p><text:span text:style-name="T4">Prometheus</text:span></text:p>
          </draw:text-box>
        </draw:frame>
        <draw:g xml:id="id52" draw:id="id52">
          <draw:path draw:style-name="gr25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5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5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5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6" draw:text-style-name="P13" draw:layer="layout" svg:width="1.971cm" svg:height="0.374cm" svg:x="12.972cm" svg:y="19.282cm">
          <draw:text-box>
            <text:p><text:span text:style-name="T4">ClickHouse</text:span></text:p>
          </draw:text-box>
        </draw:frame>
        <draw:g xml:id="id48" draw:id="id48">
          <draw:path draw:style-name="gr7" draw:text-style-name="P5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7" draw:text-style-name="P13" draw:layer="layout" svg:width="2.102cm" svg:height="0.374cm" svg:x="12.976cm" svg:y="15.842cm">
          <draw:text-box>
            <text:p><text:span text:style-name="T4">PostgreSQL</text:span></text:p>
          </draw:text-box>
        </draw:frame>
        <draw:frame draw:style-name="gr28" draw:text-style-name="P13" draw:layer="layout" svg:width="1.433cm" svg:height="0.374cm" svg:x="16.138cm" svg:y="21.993cm">
          <draw:text-box>
            <text:p><text:span text:style-name="T4">Grafana</text:span></text:p>
          </draw:text-box>
        </draw:frame>
        <draw:frame draw:style-name="gr29" draw:text-style-name="P11" draw:layer="layout" svg:width="2.44cm" svg:height="0.374cm" svg:x="8.458cm" svg:y="14.486cm">
          <draw:text-box>
            <text:p><text:span text:style-name="T2">pmm-managed</text:span></text:p>
          </draw:text-box>
        </draw:frame>
        <draw:frame draw:style-name="gr45" draw:text-style-name="P13" draw:layer="layout" svg:width="1.822cm" svg:height="0.747cm" svg:x="9.22cm" svg:y="17.9cm">
          <draw:text-box>
            <text:p><text:span text:style-name="T4">QAN API 2</text:span></text:p>
          </draw:text-box>
        </draw:frame>
        <draw:g xml:id="id53" draw:id="id53">
          <draw:path draw:style-name="gr7" draw:text-style-name="P5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4cm" svg:y="17.898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8cm" svg:y="17.985cm" svg:viewBox="0 0 279 281" svg:d="M140 0c77 0 139 63 139 140 0 78-62 141-139 141-78 0-140-63-140-141 0-77 62-140 140-140z">
            <text:p/>
          </draw:path>
        </draw:g>
        <draw:connector draw:style-name="gr46" draw:text-style-name="P15" draw:layer="layout" draw:type="curve" svg:x1="16.338cm" svg:y1="21.42cm" svg:x2="12.389cm" svg:y2="24.422cm" draw:start-shape="id45" draw:start-glue-point="3" draw:end-shape="id46" draw:end-glue-point="1" svg:d="M16338 21420c-2940 0-966 3002-3949 3002" svg:viewBox="0 0 3950 3003">
          <text:p/>
        </draw:connector>
        <draw:connector draw:style-name="gr33" draw:text-style-name="P15" draw:layer="layout" draw:type="curve" svg:x1="16.338cm" svg:y1="21.42cm" svg:x2="12.168cm" svg:y2="21.419cm" draw:start-shape="id45" draw:start-glue-point="3" draw:end-shape="id47" draw:end-glue-point="1" svg:d="M16338 21420c-3127 0-1043-1-4170-1" svg:viewBox="0 0 4171 2">
          <text:p/>
        </draw:connector>
        <draw:connector draw:style-name="gr47" draw:text-style-name="P15" draw:layer="layout" draw:type="curve" svg:x1="13.092cm" svg:y1="14.676cm" svg:x2="12.049cm" svg:y2="14.681cm" draw:start-shape="id48" draw:start-glue-point="3" draw:end-shape="id49" draw:end-glue-point="1" svg:d="M13092 14676c-792 0-271 5-1043 5" svg:viewBox="0 0 1044 6">
          <text:p/>
        </draw:connector>
        <draw:connector draw:style-name="gr48" draw:text-style-name="P15" draw:layer="layout" draw:type="curve" svg:x1="10.685cm" svg:y1="24.418cm" svg:x2="4.283cm" svg:y2="15.965cm" draw:start-shape="id50" draw:start-glue-point="3" draw:end-shape="id51" draw:end-glue-point="2" svg:d="M10685 24418c-4268 0-6402-2817-6402-8453" svg:viewBox="0 0 6403 8454">
          <text:p/>
        </draw:connector>
        <draw:connector draw:style-name="gr47" draw:text-style-name="P15" draw:layer="layout" draw:type="curve" svg:x1="13.092cm" svg:y1="18.1cm" svg:x2="12.049cm" svg:y2="18.081cm" draw:start-shape="id52" draw:start-glue-point="3" draw:end-shape="id53" draw:end-glue-point="1" svg:d="M13092 18100c-772 0-251-19-1043-19" svg:viewBox="0 0 1044 20">
          <text:p/>
        </draw:connector>
        <draw:connector draw:style-name="gr33" draw:text-style-name="P15" draw:layer="layout" draw:type="curve" svg:x1="11.631cm" svg:y1="15.066cm" svg:x2="11.631cm" svg:y2="17.697cm" draw:start-shape="id49" draw:start-glue-point="2" draw:end-shape="id53" draw:end-glue-point="0" svg:d="M11631 15066v2631" svg:viewBox="0 0 1 2632">
          <text:p/>
        </draw:connector>
        <draw:custom-shape draw:style-name="gr49" draw:text-style-name="P16" xml:id="id54" draw:id="id54" draw:layer="layout" svg:width="1.524cm" svg:height="1.311cm" svg:x="10.844cm" svg:y="10.724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5" draw:layer="layout" draw:type="curve" svg:x1="11.612cm" svg:y1="20.933cm" svg:x2="11.631cm" svg:y2="18.466cm" draw:start-shape="id47" draw:start-glue-point="0" draw:end-shape="id53" draw:end-glue-point="2" svg:d="M11612 20933c0-1840 19-607 19-2467" svg:viewBox="0 0 20 2468">
          <text:p/>
        </draw:connector>
        <draw:frame draw:style-name="gr39" draw:text-style-name="P18" draw:layer="layout" svg:width="0.993cm" svg:height="0.374cm" svg:x="11.097cm" svg:y="10.058cm">
          <draw:text-box>
            <text:p><text:span text:style-name="T6">nginx</text:span></text:p>
          </draw:text-box>
        </draw:frame>
        <draw:g xml:id="id55" draw:id="id5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40" draw:text-style-name="P5" draw:layer="layout" svg:width="1.351cm" svg:height="0.798cm" svg:x="3.489cm" svg:y="11.3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40" draw:text-style-name="P5" draw:layer="layout" svg:width="0.736cm" svg:height="0.736cm" svg:x="3.796cm" svg:y="10.6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2" draw:text-style-name="P20" xml:id="id51" draw:id="id51" draw:layer="layout" svg:width="3.689cm" svg:height="2.158cm" svg:x="2.438cm" svg:y="13.806cm" svg:viewBox="0 0 3690 2159" draw:points="0,0 3690,0 3690,2159 0,2159">
          <text:p text:style-name="P19"><text:span text:style-name="T7">PMM Client</text:span></text:p>
        </draw:polygon>
        <draw:frame draw:style-name="gr38" draw:text-style-name="P18" draw:layer="layout" svg:width="1.7cm" svg:height="0.374cm" svg:x="3.825cm" svg:y="12.259cm">
          <draw:text-box>
            <text:p text:style-name="P19"><text:span text:style-name="T6">User</text:span></text:p>
          </draw:text-box>
        </draw:frame>
        <draw:frame draw:style-name="gr50" draw:text-style-name="P13" draw:layer="layout" svg:width="1.636cm" svg:height="0.747cm" svg:x="9.215cm" svg:y="21.201cm">
          <draw:text-box>
            <text:p><text:span text:style-name="T4">QAN APP</text:span></text:p>
          </draw:text-box>
        </draw:frame>
        <draw:connector draw:style-name="gr33" draw:text-style-name="P15" draw:layer="layout" draw:type="curve" svg:x1="12.368cm" svg:y1="11.379cm" svg:x2="16.894cm" svg:y2="20.933cm" draw:start-shape="id54" draw:start-glue-point="1" draw:end-shape="id45" draw:end-glue-point="0" svg:d="M12368 11379c3018 0 4526 3184 4526 9554" svg:viewBox="0 0 4527 9555">
          <text:p/>
        </draw:connector>
        <draw:connector draw:style-name="gr33" draw:text-style-name="P15" draw:layer="layout" draw:type="curve" svg:x1="11.606cm" svg:y1="12.035cm" svg:x2="11.631cm" svg:y2="14.297cm" draw:start-shape="id54" draw:start-glue-point="2" draw:end-shape="id49" draw:end-glue-point="0" svg:d="M11606 12035c0 1687 25 557 25 2262" svg:viewBox="0 0 26 2263">
          <text:p/>
        </draw:connector>
        <draw:connector draw:style-name="gr33" draw:text-style-name="P15" draw:layer="layout" draw:type="curve" svg:x1="4.841cm" svg:y1="11.391cm" svg:x2="10.844cm" svg:y2="11.379cm" draw:start-shape="id55" draw:start-glue-point="1" draw:end-shape="id54" draw:end-glue-point="3" svg:d="M4841 11391c4512 0 1511-12 6003-12" svg:viewBox="0 0 6004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3T20:04:34.814235022</dc:date>
    <meta:editing-duration>PT4H27M33S</meta:editing-duration>
    <meta:editing-cycles>12</meta:editing-cycles>
    <meta:generator>LibreOffice/5.4.4.2$MacOSX_X86_64 LibreOffice_project/2524958677847fb3bb44820e40380acbe820f960</meta:generator>
    <meta:document-statistic meta:object-count="311"/>
  </office:meta>
</office:document-meta>
</file>